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8000" draw:opacity="100%" draw:textarea-horizontal-align="justify" draw:textarea-vertical-align="middle" draw:auto-grow-height="false" fo:min-height="0.232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800080" draw:opacity="100%" draw:textarea-horizontal-align="justify" draw:textarea-vertical-align="middle" draw:auto-grow-height="false" fo:min-height="0.232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800080" draw:opacity="100%" draw:textarea-horizontal-align="justify" draw:textarea-vertical-align="middle" draw:auto-grow-height="false" fo:min-height="0.216cm" fo:min-width="0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34cm"/>
      <style:paragraph-properties style:writing-mode="lr-tb"/>
    </style:style>
    <style:style style:name="P1" style:family="paragraph">
      <loext:graphic-properties draw:fill-color="#ff8000" draw:opacity="100%"/>
      <style:paragraph-properties fo:text-align="center"/>
    </style:style>
    <style:style style:name="P2" style:family="paragraph">
      <loext:graphic-properties draw:fill-color="#800080" draw:opacity="10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6.65cm" svg:y="2.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15cm" svg:y="2.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65cm" svg:y="3.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15cm" svg:y="3.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65cm" svg:y="2.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15cm" svg:y="2.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65cm" svg:y="3.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15cm" svg:y="3.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65cm" svg:y="3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15cm" svg:y="3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6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1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65cm" svg:y="3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15cm" svg:y="3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6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1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65cm" svg:y="2.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15cm" svg:y="2.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65cm" svg:y="3.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15cm" svg:y="3.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65cm" svg:y="2.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15cm" svg:y="2.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65cm" svg:y="3.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15cm" svg:y="3.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65cm" svg:y="3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15cm" svg:y="3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6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1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65cm" svg:y="3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15cm" svg:y="3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6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15cm" svg:y="4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.65cm" svg:y="4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.15cm" svg:y="4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.65cm" svg:y="5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.15cm" svg:y="5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.65cm" svg:y="4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15cm" svg:y="4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.65cm" svg:y="5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15cm" svg:y="5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.65cm" svg:y="5.6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.15cm" svg:y="5.6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.65cm" svg:y="6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.15cm" svg:y="6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.65cm" svg:y="5.6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15cm" svg:y="5.6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.65cm" svg:y="6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15cm" svg:y="6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65cm" svg:y="4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15cm" svg:y="4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65cm" svg:y="5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15cm" svg:y="5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65cm" svg:y="4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.15cm" svg:y="4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65cm" svg:y="5.1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5cm" svg:x="10.15cm" svg:y="5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8.65cm" svg:y="5.6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15cm" svg:y="5.6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65cm" svg:y="6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15cm" svg:y="6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65cm" svg:y="5.6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.15cm" svg:y="5.6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65cm" svg:y="6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.15cm" svg:y="6.1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65cm" svg:y="2.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15cm" svg:y="2.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65cm" svg:y="3.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15cm" svg:y="3.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65cm" svg:y="2.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15cm" svg:y="2.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65cm" svg:y="3.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15cm" svg:y="3.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65cm" svg:y="3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15cm" svg:y="3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6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1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65cm" svg:y="3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15cm" svg:y="3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6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1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65cm" svg:y="2.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3.15cm" svg:y="2.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65cm" svg:y="3.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3.15cm" svg:y="3.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3.65cm" svg:y="2.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4.15cm" svg:y="2.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3.65cm" svg:y="3.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4.15cm" svg:y="3.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65cm" svg:y="3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3.15cm" svg:y="3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6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3.1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3.65cm" svg:y="3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4.15cm" svg:y="3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3.6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4.15cm" svg:y="4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.65cm" svg:y="4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15cm" svg:y="4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.65cm" svg:y="5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15cm" svg:y="5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65cm" svg:y="4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15cm" svg:y="4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65cm" svg:y="5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15cm" svg:y="5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.65cm" svg:y="5.6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15cm" svg:y="5.6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.65cm" svg:y="6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15cm" svg:y="6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65cm" svg:y="5.6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15cm" svg:y="5.6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65cm" svg:y="6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15cm" svg:y="6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65cm" svg:y="4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15cm" svg:y="4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65cm" svg:y="5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15cm" svg:y="5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65cm" svg:y="4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4.15cm" svg:y="4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65cm" svg:y="5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4.15cm" svg:y="5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65cm" svg:y="5.6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15cm" svg:y="5.6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65cm" svg:y="6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15cm" svg:y="6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65cm" svg:y="5.6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4.15cm" svg:y="5.6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65cm" svg:y="6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4.15cm" svg:y="6.1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65cm" svg:y="6.6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15cm" svg:y="6.6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65cm" svg:y="7.1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15cm" svg:y="7.1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65cm" svg:y="6.6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15cm" svg:y="6.6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65cm" svg:y="7.1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15cm" svg:y="7.1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65cm" svg:y="7.6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15cm" svg:y="7.6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65cm" svg:y="8.1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15cm" svg:y="8.1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65cm" svg:y="7.6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15cm" svg:y="7.6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65cm" svg:y="8.1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15cm" svg:y="8.1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65cm" svg:y="6.6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15cm" svg:y="6.6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65cm" svg:y="7.1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15cm" svg:y="7.1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65cm" svg:y="6.6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15cm" svg:y="6.6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65cm" svg:y="7.1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15cm" svg:y="7.1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65cm" svg:y="7.6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15cm" svg:y="7.6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65cm" svg:y="8.1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15cm" svg:y="8.1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65cm" svg:y="7.6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15cm" svg:y="7.6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65cm" svg:y="8.1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15cm" svg:y="8.1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.65cm" svg:y="8.6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.15cm" svg:y="8.6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.65cm" svg:y="9.1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.15cm" svg:y="9.1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.65cm" svg:y="8.6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15cm" svg:y="8.6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.65cm" svg:y="9.1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15cm" svg:y="9.1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.65cm" svg:y="9.6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.15cm" svg:y="9.6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.65cm" svg:y="10.1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.15cm" svg:y="10.1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.65cm" svg:y="9.6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15cm" svg:y="9.6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.65cm" svg:y="10.1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15cm" svg:y="10.1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65cm" svg:y="8.6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15cm" svg:y="8.6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65cm" svg:y="9.1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15cm" svg:y="9.1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65cm" svg:y="8.6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.15cm" svg:y="8.6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65cm" svg:y="9.1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.15cm" svg:y="9.1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65cm" svg:y="9.6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15cm" svg:y="9.6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65cm" svg:y="10.1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15cm" svg:y="10.1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65cm" svg:y="9.6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.15cm" svg:y="9.6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65cm" svg:y="10.1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.15cm" svg:y="10.1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65cm" svg:y="6.6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15cm" svg:y="6.6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65cm" svg:y="7.1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15cm" svg:y="7.1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65cm" svg:y="6.6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15cm" svg:y="6.6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65cm" svg:y="7.1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15cm" svg:y="7.1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65cm" svg:y="7.6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15cm" svg:y="7.6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65cm" svg:y="8.1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15cm" svg:y="8.1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65cm" svg:y="7.6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15cm" svg:y="7.6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65cm" svg:y="8.1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15cm" svg:y="8.1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65cm" svg:y="6.6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3.15cm" svg:y="6.6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65cm" svg:y="7.1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3.15cm" svg:y="7.1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3.65cm" svg:y="6.6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4.15cm" svg:y="6.6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3.65cm" svg:y="7.1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4.15cm" svg:y="7.1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65cm" svg:y="7.6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3.15cm" svg:y="7.6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65cm" svg:y="8.1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3.15cm" svg:y="8.1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3.65cm" svg:y="7.6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4.15cm" svg:y="7.6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3.65cm" svg:y="8.1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4.15cm" svg:y="8.1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.65cm" svg:y="8.6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15cm" svg:y="8.6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.65cm" svg:y="9.1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15cm" svg:y="9.1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65cm" svg:y="8.6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15cm" svg:y="8.6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65cm" svg:y="9.1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15cm" svg:y="9.1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.65cm" svg:y="9.6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15cm" svg:y="9.6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.65cm" svg:y="10.1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15cm" svg:y="10.1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65cm" svg:y="9.6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15cm" svg:y="9.6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65cm" svg:y="10.1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15cm" svg:y="10.1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65cm" svg:y="8.6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15cm" svg:y="8.6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65cm" svg:y="9.1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15cm" svg:y="9.1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65cm" svg:y="8.6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4.15cm" svg:y="8.6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65cm" svg:y="9.1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4.15cm" svg:y="9.1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65cm" svg:y="9.6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15cm" svg:y="9.6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65cm" svg:y="10.1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15cm" svg:y="10.1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65cm" svg:y="9.6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4.15cm" svg:y="9.6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65cm" svg:y="10.1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4.15cm" svg:y="10.13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32cm" svg:y1="2.633cm" svg:x2="6.32cm" svg:y2="10.633cm">
          <text:p text:style-name="P3"/>
          <text:p text:style-name="P3"/>
        </draw:line>
        <draw:line draw:style-name="gr5" draw:text-style-name="P4" draw:layer="layout" svg:x1="14.637cm" svg:y1="2.312cm" svg:x2="6.637cm" svg:y2="2.312cm">
          <text:p/>
        </draw:line>
        <draw:frame draw:style-name="gr6" draw:text-style-name="P5" draw:layer="layout" svg:width="4.085cm" svg:height="1.673cm" svg:x="8.915cm" svg:y="1.336cm">
          <draw:text-box>
            <text:p>N1_C=1024</text:p>
          </draw:text-box>
        </draw:frame>
        <draw:frame draw:style-name="gr6" draw:text-style-name="P5" draw:layer="layout" svg:width="4.308cm" svg:height="1.673cm" svg:x="2.25cm" svg:y="6.163cm">
          <draw:text-box>
            <text:p>N0_C=1024</text:p>
          </draw:text-box>
        </draw:frame>
        <draw:line draw:style-name="gr5" draw:text-style-name="P4" draw:layer="layout" svg:x1="14.986cm" svg:y1="2.65cm" svg:x2="15cm" svg:y2="4.65cm">
          <text:p/>
        </draw:line>
        <draw:frame draw:style-name="gr7" draw:text-style-name="P5" draw:layer="layout" svg:width="4.282cm" svg:height="0.962cm" svg:x="15cm" svg:y="3.138cm">
          <draw:text-box>
            <text:p>slab_len=128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3T14:50:04.684376461</meta:creation-date>
    <dc:date>2023-09-08T16:41:31.062855850</dc:date>
    <meta:editing-duration>PT14M5S</meta:editing-duration>
    <meta:editing-cycles>4</meta:editing-cycles>
    <meta:generator>LibreOffice/7.3.7.2$Linux_X86_64 LibreOffice_project/30$Build-2</meta:generator>
    <meta:document-statistic meta:object-count="262"/>
  </office:meta>
</office:document-meta>
</file>